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52cm" fo:margin-left="-0.191cm" table:align="left" style:writing-mode="lr-tb"/>
    </style:style>
    <style:style style:name="Table2.A" style:family="table-column">
      <style:table-column-properties style:column-width="16.5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7" style:family="table-row">
      <style:table-row-properties style:min-row-height="2.231cm" fo:keep-together="auto"/>
    </style:style>
    <style:style style:name="Table2.8" style:family="table-row">
      <style:table-row-properties style:min-row-height="1.762cm" fo:keep-together="auto"/>
    </style:style>
    <style:style style:name="Table2.9" style:family="table-row">
      <style:table-row-properties style:min-row-height="0.9cm" fo:keep-together="auto"/>
    </style:style>
    <style:style style:name="Table2.10" style:family="table-row">
      <style:table-row-properties style:min-row-height="2.986cm" fo:keep-together="auto"/>
    </style:style>
    <style:style style:name="Table1" style:family="table">
      <style:table-properties style:width="16.154cm" fo:margin-left="-0.191cm" table:align="left" style:writing-mode="lr-tb"/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11.8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259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background-color="transparent"/>
    </style:style>
    <style:style style:name="P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2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28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style="italic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P29" style:family="paragraph" style:parent-style-name="Text_20_body">
      <style:paragraph-properties fo:background-color="#d9d9d9">
        <style:background-image/>
      </style:paragraph-properties>
    </style:style>
    <style:style style:name="P30" style:family="paragraph" style:parent-style-name="List_20_Paragraph">
      <style:paragraph-properties fo:margin-top="0cm" fo:margin-bottom="0cm" fo:line-height="100%"/>
      <style:text-properties style:font-name="Arial1" fo:font-size="10pt" style:font-size-asian="10pt" style:font-name-complex="Arial2" style:font-size-complex="10pt"/>
    </style:style>
    <style:style style:name="P31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3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33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3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3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0" style:family="paragraph" style:parent-style-name="Standard">
      <style:paragraph-properties fo:margin-top="0cm" fo:margin-bottom="0cm" fo:line-height="100%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</style:style>
    <style:style style:name="P6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4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65" style:family="paragraph" style:parent-style-name="Standard">
      <style:paragraph-properties fo:margin-top="0cm" fo:margin-bottom="0cm" fo:line-height="100%" fo:text-align="justify" style:justify-single-word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7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68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69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70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71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2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</style:style>
    <style:style style:name="P73" style:family="paragraph" style:parent-style-name="Standard">
      <style:paragraph-properties fo:margin-top="0.049cm" fo:margin-bottom="0.049cm" fo:line-height="100%" fo:text-align="justify" style:justify-single-word="false"/>
    </style:style>
    <style:style style:name="P74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75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76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7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8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9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0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81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weight-complex="normal"/>
    </style:style>
    <style:style style:name="P82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83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T6" style:family="text"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7" style:family="text">
      <style:text-properties fo:color="#000000" style:text-position="super 58%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8" style:family="text">
      <style:text-properties style:font-name="Arial1" fo:font-size="10pt" style:font-size-asian="10pt" style:font-name-complex="Arial2" style:font-size-complex="10pt"/>
    </style:style>
    <style:style style:name="T9" style:family="text">
      <style:text-properties style:font-name="Arial1" fo:font-size="10pt" style:font-size-asian="10pt" style:font-name-complex="Arial2" style:font-size-complex="10pt" style:font-weight-complex="bold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4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5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6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7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8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9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20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1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2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3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4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5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6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7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8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29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0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1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2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6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7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8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9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2" style:family="text">
      <style:text-properties fo:font-size="10pt" style:font-size-asian="10pt" style:font-name-complex="Arial2" style:font-size-complex="10pt"/>
    </style:style>
    <style:style style:name="T43" style:family="text">
      <style:text-properties fo:font-size="10pt" style:text-underline-style="none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INFORMAÇÕES E DOCUMENTOS EXIGIDOS ANEXOS AO REQUERIMENTO </text:p>
      <text:p text:style-name="P31"><text:span text:style-name="T11">ANEXO II, ITEM 22 DO DECRETO 4.074/02 E ALTERADO PELO </text:span><text:span text:style-name="T3">DEC. 5.981/06</text:span></text:p>
      <text:p text:style-name="P43"/>
      <text:p text:style-name="P61"><text:span text:style-name="T13">PRODUTO FORMULADO A BASE</text:span><text:span text:style-name="T4"> DE PRODUTO TÉCNICO EQUIVALENTE</text:span></text:p>
      <text:p text:style-name="P4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22.1. Relatório de estudos de propriedades físico-químicas;</text:p>
            <text:p text:style-name="P46"/>
            <text:p text:style-name="P36">22.1.1 - Estado físico, aspecto, cor e odor (Anexo 22.1.1)</text:p>
            <text:p text:style-name="P56"/>
            <text:p text:style-name="P20"><text:placeholder text:placeholder-type="text">&lt;for each="study in studies(o, 'Estado Físico, aspecto, cor e odor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2 - Solubilidade/Miscibilidade (Anexo 22.1.2)</text:p>
            <text:p text:style-name="P56"/>
            <text:p text:style-name="P20"><text:placeholder text:placeholder-type="text">&lt;for each="study in studies(o, 'Solubilidade/Miscibilidade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3 - pH (Anexo 22.1.3) </text:p>
            <text:p text:style-name="P56"/>
            <text:p text:style-name="P20"><text:placeholder text:placeholder-type="text">&lt;for each="study in studies(o, 'pH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4 - Densidade (Anexo 22.1.4)</text:p>
            <text:p text:style-name="P56"/>
            <text:p text:style-name="P20"><text:placeholder text:placeholder-type="text">&lt;for each="study in studies(o, 'Densidade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5 - Tensão Superficial (Anexo 22.1.5)</text:p>
            <text:p text:style-name="P56"/>
            <text:p text:style-name="P20"><text:placeholder text:placeholder-type="text">&lt;for each="study in studies(o, 'Tensão superficial de soluçõe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6 – Viscosidade (Anexo 22.1.6)</text:p>
            <text:p text:style-name="P56"/>
            <text:p text:style-name="P20"><text:placeholder text:placeholder-type="text">&lt;for each="study in studies(o, 'Viscosidade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oft-page-break/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7 - Corrosividade (Anexo 22.1.7)</text:p>
            <text:p text:style-name="P56"/>
            <text:p text:style-name="P20"><text:placeholder text:placeholder-type="text">&lt;for each="study in studies(o, 'Corrosividade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36">22.1.8 - Estabilidade Térmica e ao Ar (Anexo 22.1.8)</text:p>
            <text:p text:style-name="P56"/>
            <text:p text:style-name="P20"><text:placeholder text:placeholder-type="text">&lt;for each="study in studies(o, 'Estabilidade Térmica e ao Ar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  <text:p text:style-name="P40">22.1.9 - Ponto de Fulgor (Anexo 22.1.9)</text:p>
            <text:p text:style-name="P56"/>
            <text:p text:style-name="P14"><text:span text:style-name="T21"><text:s/></text:span><text:span text:style-name="T21"><text:placeholder text:placeholder-type="text">&lt;for each="study in studies(o, 'Ponto de Fulgor')"&gt;</text:placeholder></text:span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3"><text:span text:style-name="T37">Ref.:</text:span><text:span text:style-name="T38"> </text:span><text:span text:style-name="T39"><text:placeholder text:placeholder-type="text">&lt;study.reference&gt;</text:placeholder></text:span><text:span text:style-name="T39">, </text:span><text:span text:style-name="T39"><text:placeholder text:placeholder-type="text">&lt;study.name&gt;</text:placeholder></text:span><text:span text:style-name="T39">,</text:span><text:span text:style-name="T39"><text:placeholder text:placeholder-type="text">&lt;study.laboratory_id.name&gt;</text:placeholder></text:span><text:span text:style-name="T39">, </text:span><text:span text:style-name="T39"><text:placeholder text:placeholder-type="text">&lt;study.director_author_id.name&gt;</text:placeholder></text:span><text:span text:style-name="T39">, </text:span><text:span text:style-name="T39"><text:placeholder text:placeholder-type="text">&lt;study.number_of_pages&gt;</text:placeholder></text:span><text:span text:style-name="T39"> pag, </text:span><text:span text:style-name="T39"><text:placeholder text:placeholder-type="text">&lt;if test="study.end_date"&gt;</text:placeholder></text:span><text:span text:style-name="T39"><text:placeholder text:placeholder-type="text">&lt;formatLang(study.end_date,date=True)&gt;</text:placeholder></text:span><text:span text:style-name="T39"><text:placeholder text:placeholder-type="text">&lt;/if&gt;</text:placeholder></text:span></text:p>
            <text:p text:style-name="P47"/>
            <text:p text:style-name="P47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6">22.2. Relatório de estudo de resíduos, intervalo de segurança e, quando for o caso, limite dos resíduos estranhos;</text:p>
            <text:p text:style-name="P82"/>
            <text:p text:style-name="P84"><text:placeholder text:placeholder-type="text">&lt;if test="report_name !='annex_xxii_efficacy'"&gt;</text:placeholder></text:p>
            <text:p text:style-name="P76"><text:bookmark-start text:name="bkmSemResiduo"/>Trata-se de registro de Produto Formulado com base em Produto Técnico Equivalente, e, segundo o Decreto Nº 5.981, de 06 de dezembro de 2006:</text:p>
            <text:p text:style-name="P70"/>
            <text:p text:style-name="P77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78">I - mesmo tipo de formulação;</text:p>
            <text:p text:style-name="P78">II - mesmas indicações de culturas e modalidades de emprego já registradas;</text:p>
            <text:p text:style-name="P78">III - aplicação de quantidade igual ou inferior de ingrediente ativo durante o ciclo ou safra da cultura; e</text:p>
            <text:p text:style-name="P62"><text:span text:style-name="T23"><text:s text:c="4"/>IV - intervalo de segurança igual ou superior.</text:span><text:bookmark-end text:name="bkmSemResiduo"/><text:span text:style-name="T24"> </text:span></text:p>
            <text:p text:style-name="P80"/>
            <text:p text:style-name="P80"><text:placeholder text:placeholder-type="text">&lt;/if&gt;</text:placeholder></text:p>
            <text:p text:style-name="P62"><text:soft-page-break/><text:span text:style-name="T5"><text:placeholder text:placeholder-type="text">&lt;if test="report_name =='annex_xxii_efficacy'"&gt;</text:placeholder></text:span><text:span text:style-name="T3"> </text:span><text:bookmark-start text:name="Bookmark"/></text:p>
            <text:p text:style-name="P4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4">Laudo</text:p>
                </table:table-cell>
                <table:table-cell table:style-name="Table1.A1" office:value-type="string">
                  <text:p text:style-name="P79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60"/>
                </table:table-cell>
              </table:table-row>
              <table:table-row table:style-name="Table1.2">
                <table:table-cell table:style-name="Table1.A2" office:value-type="string">
                  <text:p text:style-name="P9"><text:placeholder text:placeholder-type="text">&lt;study.reference&gt;</text:placeholder></text:p>
                </table:table-cell>
                <table:table-cell table:style-name="Table1.B3" office:value-type="string">
                  <text:p text:style-name="P60"><text:span text:style-name="T22"><text:placeholder text:placeholder-type="text">&lt;study.name&gt;</text:placeholder></text:span><text:span text:style-name="T22">. </text:span><text:span text:style-name="T22"><text:placeholder text:placeholder-type="text">&lt;study.laboratory_id.name&gt;</text:placeholder></text:span><text:span text:style-name="T22">. </text:span><text:span text:style-name="T22"><text:placeholder text:placeholder-type="text">&lt;study.laboratory_id.city&gt;</text:placeholder></text:span><text:span text:style-name="T22">. </text:span><text:span text:style-name="T22"><text:placeholder text:placeholder-type="text">&lt;study.director_author_id.name&gt;</text:placeholder></text:span><text:span text:style-name="T22"> - <text:s/></text:span><text:span text:style-name="T22"><text:placeholder text:placeholder-type="text">&lt;if test="study.approval_date"&gt;</text:placeholder></text:span><text:span text:style-name="T22"><text:placeholder text:placeholder-type="text">&lt;formatLang(study.approval_date,date=True)&gt;</text:placeholder></text:span><text:span text:style-name="T22"><text:placeholder text:placeholder-type="text">&lt;/if&gt;</text:placeholder>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/for&gt;</text:placeholder></text:p>
                  <text:p text:style-name="P80"/>
                </table:table-cell>
                <table:table-cell table:style-name="Table1.B4" office:value-type="string">
                  <text:p text:style-name="P60"/>
                </table:table-cell>
              </table:table-row>
            </table:table>
            <text:p text:style-name="P65"><text:placeholder text:placeholder-type="text">&lt;for each="study in studies(o, 'Residue')"&gt;</text:placeholder></text:p>
            <text:p text:style-name="P15"><text:placeholder text:placeholder-type="text">&lt;insert_html(study.summary_pt)&gt;</text:placeholder></text:p>
            <text:p text:style-name="P24"/>
            <text:p text:style-name="P23"><text:bookmark-end text:name="Bookmark"/><text:placeholder text:placeholder-type="text">&lt;/for&gt;</text:placeholder></text:p>
            <text:p text:style-name="P81"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32"><text:span text:style-name="T14">22.3. Método analítico e sua sensibilidade para determinação de resíduos de agrotóxico, para fins de monitoramento e fiscalização </text:span><text:span text:style-name="T10">(Anexo 22.3.1);</text:span></text:p>
            <text:p text:style-name="P45"/>
            <text:p text:style-name="P16"><text:placeholder text:placeholder-type="text">&lt;for each="ing in cqqs(o,'chemical')"&gt;</text:placeholder><text:bookmark-start text:name="Bookmark1"/></text:p>
            <text:p text:style-name="P62"><text:span text:style-name="T8">Segue anexo “Método analítico para determinação de resíduos de</text:span><text:span text:style-name="T25"> </text:span><text:span text:style-name="T29"><text:placeholder text:placeholder-type="text">&lt;ing.ingredient_id.name&gt;</text:placeholder></text:span><text:span text:style-name="T29"> </text:span><text:span text:style-name="T8">em diversas culturas”.</text:span></text:p>
            <text:p text:style-name="P27"><text:placeholder text:placeholder-type="text">&lt;/for&gt;</text:placeholder></text:p>
            <text:p text:style-name="P58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46">22.4. Intervalo de reentrada de pessoas nas áreas tratadas;</text:p>
            <text:p text:style-name="P46"/>
            <text:p text:style-name="P10"><text:placeholder text:placeholder-type="text">&lt;for each="inf in informations(o, 'Intervalo de reentrada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6">22.5. Estudos toxicológicos agudos e de mutagenicidade;</text:p>
            <text:p text:style-name="P46"/>
            <text:p text:style-name="P36">22.5.1 Avaliação da dose letal 50 aguda oral (Anexo 22.5.1)</text:p>
            <text:p text:style-name="P56"/>
            <text:p text:style-name="P20"><text:placeholder text:placeholder-type="text">&lt;for each="study in studies(o, 'Toxicidade oral aguda para rato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7"><text:placeholder text:placeholder-type="text">&lt;/for&gt;</text:placeholder></text:p>
            <text:p text:style-name="P36">22.5.2 Avaliação da dose letal 50 aguda dermal (Anexo 22.5.2)</text:p>
            <text:p text:style-name="P56"/>
            <text:p text:style-name="P20"><text:placeholder text:placeholder-type="text">&lt;for each="study in studies(o, 'Toxicidade cutânea aguda para rato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7"><text:placeholder text:placeholder-type="text">&lt;/for&gt;</text:placeholder></text:p>
            <text:p text:style-name="P36">22.5.3 - Avaliação da concentração letal 50 inalatória (Anexo 22.5.3)</text:p>
            <text:p text:style-name="P56"/>
            <text:p text:style-name="P20"><text:placeholder text:placeholder-type="text">&lt;for each="study in studies(o, 'Toxicidade inalatória aguda para ratos')"&gt;</text:placeholder></text:p>
            <text:p text:style-name="P64"><text:soft-page-break/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8"><text:placeholder text:placeholder-type="text">&lt;/for&gt;</text:placeholder></text:p>
            <text:p text:style-name="P32"><text:span text:style-name="T10">22.5.4 - Avaliação de lesões oculares</text:span><text:span text:style-name="T8"> </text:span><text:span text:style-name="T10">(Anexo 22.5.4)</text:span></text:p>
            <text:p text:style-name="P56"/>
            <text:p text:style-name="P20"><text:placeholder text:placeholder-type="text">&lt;for each="study in studies(o, 'Irritação ocular curto prazo (coelhos)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7"><text:placeholder text:placeholder-type="text">&lt;/for&gt;</text:placeholder></text:p>
            <text:p text:style-name="P40">22.5.5 - Avaliação de lesões cutâneas (Anexo 22.5.5)</text:p>
            <text:p text:style-name="P56"/>
            <text:p text:style-name="P20"><text:placeholder text:placeholder-type="text">&lt;for each="study in studies(o, 'Irritação cutânea primária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7"><text:placeholder text:placeholder-type="text">&lt;/for&gt;</text:placeholder></text:p>
            <text:p text:style-name="P42">22.5.6 – Sensibilização Dérmica (Anexo 22.5.6)</text:p>
            <text:p text:style-name="P56"/>
            <text:p text:style-name="P20"><text:placeholder text:placeholder-type="text">&lt;for each="study in studies(o, 'Sensibilidade dérmica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7"><text:placeholder text:placeholder-type="text">&lt;/for&gt;</text:placeholder></text:p>
            <text:p text:style-name="P40">22.5.7 - Procariontes (Anexo 22.5.7)</text:p>
            <text:p text:style-name="P56"/>
            <text:p text:style-name="P20"><text:placeholder text:placeholder-type="text">&lt;for each="study in studies(o, 'Potencial genotóxico para procarionte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7"><text:placeholder text:placeholder-type="text">&lt;/for&gt;</text:placeholder></text:p>
            <text:p text:style-name="P40">22.5.8 - Eucariontes (Anexo 22.5.8)</text:p>
            <text:p text:style-name="P62"/>
            <text:p text:style-name="P20"><text:placeholder text:placeholder-type="text">&lt;for each="study in studies(o, 'Potencial genotóxico para eucarionte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49"><text:placeholder text:placeholder-type="text">&lt;/for&gt;</text:placeholder></text:p>
            <text:p text:style-name="P33"><text:span text:style-name="T11">22.6. </text:span><text:span text:style-name="T16">Antídoto ou tratamento disponível no País, para os casos de intoxicação humana:</text:span></text:p>
            <text:p text:style-name="P50"/>
            <text:p text:style-name="P13"><text:placeholder text:placeholder-type="text">&lt;for each="inf in informations(o, 'Antídoto e tratamento')"&gt;</text:placeholder></text:p>
            <text:p text:style-name="P12"><text:placeholder text:placeholder-type="text">&lt;insert_html(inf)&gt;</text:placeholder></text:p>
            <text:p text:style-name="P12"/>
            <text:p text:style-name="P21"><text:soft-page-break/><text:placeholder text:placeholder-type="text">&lt;/for&gt;</text:placeholder></text:p>
            <text:p text:style-name="P35"><text:span text:style-name="T10">22.7. </text:span><text:span text:style-name="T10">Informações</text:span><text:span text:style-name="T10"> referentes a sua compatibilidade com outros produtos. </text:span></text:p>
            <text:p text:style-name="P57"/>
            <text:p text:style-name="P10"><text:placeholder text:placeholder-type="text">&lt;for each="inf in informations(o, 'Testes e informações referentes a sua compatibilidade com outros produtos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  <text:p text:style-name="P36">22.8. OUTROS DADOS, INFORMAÇÕES OU DOCUMENTOS EXIGIDOS EM NORMAS COMPLEMENTARES </text:p>
            <text:p text:style-name="P51"/>
            <text:p text:style-name="P39">22.8.1 Sumário dos dados relacionados aos efeitos sobre o ambiente para o produto formulado (Anexo I, item 16 da Portaria nº03, de 16 de janeiro de 1992)</text:p>
            <text:p text:style-name="P51"/>
            <text:p text:style-name="P34"><text:span text:style-name="T10">Microrganismos – Ciclo do Nitrogênio</text:span><text:span text:style-name="T28"> </text:span><text:span text:style-name="T10">(Anexo 22.8.1.1)</text:span></text:p>
            <text:p text:style-name="P56"/>
            <text:p text:style-name="P20"><text:placeholder text:placeholder-type="text">&lt;for each="study in studies(o, 'Toxicidade para microorganismos - Ciclo de Nitrogênio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5"><text:placeholder text:placeholder-type="text">&lt;/for&gt;</text:placeholder></text:p>
            <text:p text:style-name="P34"><text:span text:style-name="T10">Microrganismos – Ciclo do Carbono</text:span><text:span text:style-name="T28"> </text:span><text:span text:style-name="T10">(Anexo 22.8.1.2)</text:span></text:p>
            <text:p text:style-name="P56"/>
            <text:p text:style-name="P20"><text:placeholder text:placeholder-type="text">&lt;for each="study in studies(o, 'Toxicidade para microorganismos - Ciclo do Carbono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4"><text:placeholder text:placeholder-type="text">&lt;/for&gt;</text:placeholder></text:p>
            <text:p text:style-name="P41"><text:s/>Algas (Anexo 22.8.1.3)</text:p>
            <text:p text:style-name="P56"/>
            <text:p text:style-name="P20"><text:placeholder text:placeholder-type="text">&lt;for each="study in studies(o, 'Toxicidade para alga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1"><text:placeholder text:placeholder-type="text">&lt;/for&gt;</text:placeholder></text:p>
            <text:p text:style-name="P29"><text:span text:style-name="T19"><text:s/></text:span><text:span text:style-name="T10">Organismos do solo (Anexo 22.8.1.4)</text:span></text:p>
            <text:p text:style-name="P56"/>
            <text:p text:style-name="P20"><text:placeholder text:placeholder-type="text">&lt;for each="study in studies(o, 'Toxicidade para organismos do solo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1"><text:placeholder text:placeholder-type="text">&lt;/for&gt;</text:placeholder></text:p>
            <text:p text:style-name="P41">Abelhas (Anexo 22.8.1.5)</text:p>
            <text:p text:style-name="P56"/>
            <text:p text:style-name="P20"><text:placeholder text:placeholder-type="text">&lt;for each="study in studies(o, 'Toxicidade para abelha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oft-page-break/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1"><text:placeholder text:placeholder-type="text">&lt;/for&gt;</text:placeholder></text:p>
            <text:p text:style-name="P40"><text:s/>Microcrustáceos Agudo (Anexo 22.8.1.6)</text:p>
            <text:p text:style-name="P56"/>
            <text:p text:style-name="P20"><text:placeholder text:placeholder-type="text">&lt;for each="study in studies(o, 'Toxicidade aguda para microcrustáceo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2"><text:placeholder text:placeholder-type="text">&lt;/for&gt;</text:placeholder></text:p>
            <text:p text:style-name="P41">Peixes Agudo (Anexo 22.8.1.7)</text:p>
            <text:p text:style-name="P56"/>
            <text:p text:style-name="P20"><text:placeholder text:placeholder-type="text">&lt;for each="study in studies(o, 'Toxicidade aguda para peixes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25"><text:span text:style-name="T35">Ref.:</text:span><text:span text:style-name="T36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6"> </text:span><text:span text:style-name="T18"><text:s/></text:span></text:p>
            <text:p text:style-name="P47"/>
            <text:p text:style-name="P53"><text:placeholder text:placeholder-type="text">&lt;/for&gt;</text:placeholder></text:p>
            <text:p text:style-name="P37">Aves Dose única (Anexo 22.8.1.8)</text:p>
            <text:p text:style-name="P56"/>
            <text:p text:style-name="P20"><text:placeholder text:placeholder-type="text">&lt;for each="study in studies(o, 'Toxicidade dose única (aves)')"&gt;</text:placeholder></text:p>
            <text:p text:style-name="P64"><text:span text:style-name="T41">Resultado:</text:span><text:span text:style-name="T42"> </text:span><text:span text:style-name="T43"><text:placeholder text:placeholder-type="text">&lt;insert_html(study.result_pt)&gt;</text:placeholder></text:span></text:p>
            <text:p text:style-name="P7"><text:span text:style-name="T34">Ref.:</text:span><text:span text:style-name="T33"> </text:span><text:span text:style-name="T36"><text:placeholder text:placeholder-type="text">&lt;study.reference&gt;</text:placeholder></text:span><text:span text:style-name="T36">, </text:span><text:span text:style-name="T36"><text:placeholder text:placeholder-type="text">&lt;study.name&gt;</text:placeholder></text:span><text:span text:style-name="T36">,</text:span><text:span text:style-name="T36"><text:placeholder text:placeholder-type="text">&lt;study.laboratory_id.name&gt;</text:placeholder></text:span><text:span text:style-name="T36">, </text:span><text:span text:style-name="T36"><text:placeholder text:placeholder-type="text">&lt;study.director_author_id.name&gt;</text:placeholder></text:span><text:span text:style-name="T36">, </text:span><text:span text:style-name="T36"><text:placeholder text:placeholder-type="text">&lt;study.number_of_pages&gt;</text:placeholder></text:span><text:span text:style-name="T36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3"> </text:span></text:p>
            <text:p text:style-name="P47"/>
            <text:p text:style-name="P5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71">22.8.2. Sumário dos dados relacionados aos efeitos sobre o ambiente para o produto técnico (Anexo I, item 16 da Portaria nº03, de 16 de janeiro de 1992) .</text:p>
            <text:p text:style-name="P74"/>
            <text:p text:style-name="P73"><text:span text:style-name="T17">Não se aplica. Trata-se de Registro de Produto Formulado com base em Registro de Produto Técnico por Equivalência, e, portanto, estas características são equivalentes ao produto técnico de referência <text:s text:c="2"/></text:span><text:span text:style-name="T6"><text:placeholder text:placeholder-type="text">&lt;for each="inf in informations(o, 'Produto de referência - Nome','approved')"&gt;</text:placeholder></text:span><text:span text:style-name="T6"><text:placeholder text:placeholder-type="text">&lt;insert_html(inf)&gt;</text:placeholder></text:span><text:span text:style-name="T6"><text:placeholder text:placeholder-type="text">&lt;/for&gt;</text:placeholder></text:span><text:span text:style-name="T6"> - registro no MAPA sob o n</text:span><text:span text:style-name="T7">0</text:span><text:span text:style-name="T6"><text:placeholder text:placeholder-type="text">&lt;for each="inf in informations(o, 'Produto de referência - Número Registro','approved')"&gt;</text:placeholder></text:span><text:span text:style-name="T6"> </text:span><text:span text:style-name="T6"><text:placeholder text:placeholder-type="text">&lt;insert_html(inf)&gt;</text:placeholder></text:span><text:span text:style-name="T6"><text:placeholder text:placeholder-type="text">&lt;/for&gt;</text:placeholder></text:span><text:span text:style-name="T31"> </text:span><text:span text:style-name="T17">de acordo com Lista Positiva de Produtos Técnicos de Referência, emitida pela ANVISA.</text:span></text:p>
            <text:p text:style-name="P74"/>
            <text:p text:style-name="P74"/>
          </table:table-cell>
        </table:table-row>
        <table:table-row table:style-name="Table2.7">
          <table:table-cell table:style-name="Table2.A1" office:value-type="string">
            <text:p text:style-name="P71">22.8.3. Declaração da Composição Quali-Quantitativa do produto técnico. (Anexo 22.8.3)</text:p>
            <text:p text:style-name="P74"/>
            <text:p text:style-name="P73"><text:span text:style-name="T17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able:table-row table:style-name="Table2.8">
          <table:table-cell table:style-name="Table2.A1" office:value-type="string">
            <text:p text:style-name="P71">22.8.4. Ficha de Emergência (Anexo 22.8.4)</text:p>
            <text:p text:style-name="P74"/>
            <text:p text:style-name="P74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71">22.8.5. Metodologia validada para determinação de teor de ingrediente ativo, de acordo com a ABNT ou norma internacionalmente reconhecida: (Anexo 22.8.5)</text:p>
            <text:p text:style-name="P75"/>
            <text:p text:style-name="P73"><text:span text:style-name="T27"><text:placeholder text:placeholder-type="text">&lt;for each="ing in cqqs(o,'chemical')"&gt;</text:placeholder></text:span><text:span text:style-name="T27"> <text:s text:c="2"/></text:span></text:p>
            <text:p text:style-name="P73"><text:soft-page-break/><text:span text:style-name="T17">Segue anexo o Método de Análise de Teor validado dos ingredientes ativos</text:span><text:span text:style-name="T26"> </text:span><text:span text:style-name="T27"><text:s/></text:span><text:span text:style-name="T30"><text:placeholder text:placeholder-type="text">&lt;ing.ingredient_id.name&gt;</text:placeholder></text:span><text:span text:style-name="T30"> </text:span><text:span text:style-name="T17">em produtos técnico e formulado, conforme NBR-14029.</text:span></text:p>
            <text:p text:style-name="P26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6"><text:span text:style-name="T18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if test="study.end_date"&gt;</text:placeholder></text:span><text:span text:style-name="T20"><text:placeholder text:placeholder-type="text">&lt;formatLang(study.end_date,date=True)&gt;</text:placeholder></text:span><text:span text:style-name="T20"><text:placeholder text:placeholder-type="text">&lt;/if&gt;</text:placeholder></text:span></text:p>
            <text:p text:style-name="P68"/>
            <text:p text:style-name="P69"><text:placeholder text:placeholder-type="text">&lt;/for&gt;</text:placeholder></text:p>
          </table:table-cell>
        </table:table-row>
        <table:table-row table:style-name="Table2.10">
          <table:table-cell table:style-name="Table2.A1" office:value-type="string">
            <text:p text:style-name="P72"><text:span text:style-name="T15">22.8.6 - </text:span><text:span text:style-name="T14">Peticionamento Eletrônico gerado no SIA e Taxa de Avaliação Toxicológica</text:span></text:p>
            <text:p text:style-name="P2"/>
            <text:p text:style-name="P2">Segue anexos à capa deste relatório:</text:p>
            <text:p text:style-name="P22"><text:placeholder text:placeholder-type="text">&lt;for each="tax in taxes(o, partner_ref='MAPA')"&gt;</text:placeholder></text:p>
            <text:p text:style-name="P18"/>
            <text:p text:style-name="P5"><text:span text:style-name="T8">Peticionamento Eletrônico, Transação nº </text:span><text:span text:style-name="T40"><text:placeholder text:placeholder-type="text">&lt;tax.reference&gt;</text:placeholder></text:span><text:bookmark-start text:name="Bookmark2"/></text:p>
            <text:p text:style-name="P6"><text:span text:style-name="T8">Comprovante de pagamento da taxa no valor de R$ </text:span><text:span text:style-name="T32"><text:placeholder text:placeholder-type="text">&lt;tax.amount&gt;</text:placeholder></text:span></text:p>
            <text:p text:style-name="P17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6">22.9 Outros dados, informações ou documentos exigidos em normas complementares.</text:p>
            <text:p text:style-name="P45"/>
            <text:p text:style-name="P4"><text:span text:style-name="T9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9"> </text:span><text:span text:style-name="T12">(Anexo 22.9.1)</text:span></text:p>
            <text:p text:style-name="P59"/>
            <text:p text:style-name="P63"><text:span text:style-name="T8">Ficha de Emergência, elaborada pela ALTA – America Latina tecnologia Agrícola </text:span><text:span text:style-name="T10">(Anexo 22.9.2)</text:span></text:p>
            <text:p text:style-name="P30"/>
            <text:p text:style-name="P38">22.10 - Metodologia validada para determinação de teor de ingrediente ativo, de acordo com a ABNT ou norma internacionalmente reconhecida: </text:p>
            <text:p text:style-name="P75"/>
            <text:p text:style-name="P73"><text:span text:style-name="T27"><text:placeholder text:placeholder-type="text">&lt;for each="ing in cqqs(o,'chemical')"&gt;</text:placeholder></text:span><text:span text:style-name="T27"> <text:s text:c="2"/></text:span></text:p>
            <text:p text:style-name="P73"><text:span text:style-name="T17">Segue anexo o Método de Análise de Teor validado dos ingredientes ativos</text:span><text:span text:style-name="T26"> </text:span><text:span text:style-name="T27"><text:s/></text:span><text:span text:style-name="T30"><text:placeholder text:placeholder-type="text">&lt;ing.ingredient_id.name&gt;</text:placeholder></text:span><text:span text:style-name="T30"> </text:span><text:span text:style-name="T17">em produtos técnico e formulado, conforme NBR-14029.</text:span></text:p>
            <text:p text:style-name="P28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6"><text:span text:style-name="T18">Ref.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</text:span><text:span text:style-name="T20"><text:placeholder text:placeholder-type="text">&lt;study.laboratory_id.name&gt;</text:placeholder></text:span><text:span text:style-name="T20">, </text:span><text:span text:style-name="T20"><text:placeholder text:placeholder-type="text">&lt;study.director_author_id.name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36"><text:placeholder text:placeholder-type="text">&lt;if test="study.end_date"&gt;</text:placeholder></text:span><text:span text:style-name="T36"><text:placeholder text:placeholder-type="text">&lt;formatLang(study.end_date,date=True)&gt;</text:placeholder></text:span><text:span text:style-name="T36"><text:placeholder text:placeholder-type="text">&lt;/if&gt;</text:placeholder></text:span><text:span text:style-name="T36"> </text:span></text:p>
            <text:p text:style-name="P67"/>
            <text:p text:style-name="P69"><text:placeholder text:placeholder-type="text">&lt;/for&gt;</text:placeholder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2.401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9</meta:editing-cycles>
    <meta:print-date>2010-07-14T19:11:00</meta:print-date>
    <meta:creation-date>2013-06-27T18:26:55</meta:creation-date>
    <dc:date>2014-01-28T14:44:18</dc:date>
    <meta:editing-duration>PT1H50M51S</meta:editing-duration>
    <meta:generator>LibreOffice/3.5$Linux_X86_64 LibreOffice_project/350m1$Build-2</meta:generator>
    <dc:creator>Juan Scarafia</dc:creator>
    <meta:document-statistic meta:table-count="2" meta:image-count="0" meta:object-count="0" meta:page-count="7" meta:paragraph-count="199" meta:word-count="1312" meta:character-count="14307" meta:non-whitespace-character-count="13137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